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9cm"/>
    </style:style>
    <style:style style:name="Tabelle1.B" style:family="table-column">
      <style:table-column-properties style:column-width="11.1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Standard">
      <style:text-properties fo:language="en" fo:country="US" officeooo:rsid="00162ce4" officeooo:paragraph-rsid="00162ce4"/>
    </style:style>
    <style:style style:name="P2" style:family="paragraph" style:parent-style-name="Standard">
      <style:text-properties fo:language="en" fo:country="US" officeooo:rsid="001b7195" officeooo:paragraph-rsid="001b7195"/>
    </style:style>
    <style:style style:name="P3" style:family="paragraph" style:parent-style-name="Standard">
      <style:text-properties fo:language="en" fo:country="US" officeooo:rsid="001d90e5" officeooo:paragraph-rsid="001d90e5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1f067b" officeooo:paragraph-rsid="001f067b"/>
    </style:style>
    <style:style style:name="P5" style:family="paragraph" style:parent-style-name="Standard">
      <style:text-properties fo:language="en" fo:country="US" officeooo:paragraph-rsid="001a54a6"/>
    </style:style>
    <style:style style:name="P6" style:family="paragraph" style:parent-style-name="Standard">
      <style:text-properties fo:language="en" fo:country="US" officeooo:rsid="001f33bd" officeooo:paragraph-rsid="001f33bd"/>
    </style:style>
    <style:style style:name="P7" style:family="paragraph" style:parent-style-name="Standard">
      <style:text-properties fo:language="en" fo:country="US" officeooo:rsid="001f33bd" officeooo:paragraph-rsid="00221432"/>
    </style:style>
    <style:style style:name="P8" style:family="paragraph" style:parent-style-name="Standard">
      <style:text-properties fo:language="en" fo:country="US" officeooo:rsid="001a54a6" officeooo:paragraph-rsid="001a54a6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1b8d6f" officeooo:paragraph-rsid="002f75e5"/>
    </style:style>
    <style:style style:name="P10" style:family="paragraph" style:parent-style-name="Standard">
      <style:text-properties fo:language="en" fo:country="US" officeooo:rsid="002f75e5" officeooo:paragraph-rsid="002f75e5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2f75e5" officeooo:paragraph-rsid="002f75e5"/>
    </style:style>
    <style:style style:name="P12" style:family="paragraph" style:parent-style-name="Standard">
      <style:text-properties fo:language="en" fo:country="US" officeooo:rsid="0025efd9" officeooo:paragraph-rsid="0025efd9"/>
    </style:style>
    <style:style style:name="P13" style:family="paragraph" style:parent-style-name="Standard">
      <style:text-properties fo:language="en" fo:country="US" officeooo:rsid="0020b926" officeooo:paragraph-rsid="00221432"/>
    </style:style>
    <style:style style:name="P14" style:family="paragraph" style:parent-style-name="Standard">
      <style:text-properties fo:language="en" fo:country="US" officeooo:rsid="00221432" officeooo:paragraph-rsid="00221432"/>
    </style:style>
    <style:style style:name="P15" style:family="paragraph" style:parent-style-name="Standard">
      <style:text-properties fo:language="en" fo:country="US" officeooo:rsid="0023d577" officeooo:paragraph-rsid="0023d577"/>
    </style:style>
    <style:style style:name="P16" style:family="paragraph" style:parent-style-name="Standard">
      <style:text-properties fo:language="en" fo:country="US" officeooo:rsid="0030e473" officeooo:paragraph-rsid="0030e473"/>
    </style:style>
    <style:style style:name="P17" style:family="paragraph" style:parent-style-name="Standard">
      <style:text-properties fo:language="en" fo:country="US" officeooo:rsid="0029acb2" officeooo:paragraph-rsid="0029acb2"/>
    </style:style>
    <style:style style:name="P18" style:family="paragraph" style:parent-style-name="Standard">
      <style:paragraph-properties fo:text-align="justify" style:justify-single-word="false"/>
      <style:text-properties fo:color="#0000cc" style:font-name="Courier" fo:language="en" fo:country="US" officeooo:rsid="002f75e5" officeooo:paragraph-rsid="002f75e5"/>
    </style:style>
    <style:style style:name="P19" style:family="paragraph" style:parent-style-name="Standard">
      <style:text-properties fo:color="#0000cc" style:font-name="Courier" fo:language="en" fo:country="US" officeooo:rsid="002f75e5" officeooo:paragraph-rsid="002f75e5"/>
    </style:style>
    <style:style style:name="P20" style:family="paragraph" style:parent-style-name="Standard">
      <style:text-properties fo:color="#0000cc" style:font-name="Courier" fo:language="en" fo:country="US" officeooo:rsid="00162ce4" officeooo:paragraph-rsid="00162ce4"/>
    </style:style>
    <style:style style:name="P21" style:family="paragraph" style:parent-style-name="Title">
      <style:text-properties fo:language="en" fo:country="US"/>
    </style:style>
    <style:style style:name="P22" style:family="paragraph" style:parent-style-name="Text_20_body">
      <style:text-properties fo:language="en" fo:country="US" officeooo:rsid="001680d8" officeooo:paragraph-rsid="00174498"/>
    </style:style>
    <style:style style:name="P23" style:family="paragraph" style:parent-style-name="Text_20_body">
      <style:text-properties fo:language="en" fo:country="US" officeooo:rsid="0027f68a" officeooo:paragraph-rsid="001d90e5"/>
    </style:style>
    <style:style style:name="P24" style:family="paragraph" style:parent-style-name="Text_20_body" style:list-style-name="L1">
      <style:text-properties fo:language="en" fo:country="US" officeooo:rsid="0027f68a" officeooo:paragraph-rsid="0027f68a" fo:background-color="#ffff00"/>
    </style:style>
    <style:style style:name="P25" style:family="paragraph" style:parent-style-name="Text_20_body" style:list-style-name="L1">
      <style:text-properties fo:language="en" fo:country="US" officeooo:rsid="003521e6" officeooo:paragraph-rsid="003521e6" fo:background-color="#ffff00"/>
    </style:style>
    <style:style style:name="P26" style:family="paragraph" style:parent-style-name="Text_20_body" style:list-style-name="L1">
      <loext:graphic-properties draw:fill="solid" draw:fill-color="#ffffff" draw:opacity="100%"/>
      <style:paragraph-properties fo:background-color="#ffffff"/>
      <style:text-properties fo:language="en" fo:country="US" officeooo:rsid="00333345" officeooo:paragraph-rsid="00333345" fo:background-color="#ffffff"/>
    </style:style>
    <style:style style:name="P27" style:family="paragraph" style:parent-style-name="Text_20_body" style:list-style-name="L1">
      <style:text-properties fo:language="en" fo:country="US" officeooo:rsid="001f067b" officeooo:paragraph-rsid="001f067b"/>
    </style:style>
    <style:style style:name="P28" style:family="paragraph" style:parent-style-name="Text_20_body" style:list-style-name="L1">
      <style:text-properties fo:language="en" fo:country="US" officeooo:rsid="001d90e5" officeooo:paragraph-rsid="0030e473"/>
    </style:style>
    <style:style style:name="P29" style:family="paragraph" style:parent-style-name="Text_20_body" style:list-style-name="L1">
      <style:text-properties fo:language="en" fo:country="US" officeooo:rsid="0026ad41" officeooo:paragraph-rsid="0030e473"/>
    </style:style>
    <style:style style:name="P30" style:family="paragraph" style:parent-style-name="Heading_20_1">
      <style:text-properties fo:language="en" fo:country="US"/>
    </style:style>
    <style:style style:name="P31" style:family="paragraph" style:parent-style-name="Heading_20_1">
      <style:text-properties fo:language="en" fo:country="US" officeooo:rsid="001680d8" officeooo:paragraph-rsid="001680d8"/>
    </style:style>
    <style:style style:name="T1" style:family="text">
      <style:text-properties officeooo:rsid="001680d8"/>
    </style:style>
    <style:style style:name="T2" style:family="text">
      <style:text-properties officeooo:rsid="00174498"/>
    </style:style>
    <style:style style:name="T3" style:family="text">
      <style:text-properties officeooo:rsid="00181125"/>
    </style:style>
    <style:style style:name="T4" style:family="text">
      <style:text-properties officeooo:rsid="0018a3a6"/>
    </style:style>
    <style:style style:name="T5" style:family="text">
      <style:text-properties officeooo:rsid="001b8d6f"/>
    </style:style>
    <style:style style:name="T6" style:family="text">
      <style:text-properties officeooo:rsid="001c55c6"/>
    </style:style>
    <style:style style:name="T7" style:family="text">
      <style:text-properties officeooo:rsid="00221432"/>
    </style:style>
    <style:style style:name="T8" style:family="text">
      <style:text-properties officeooo:rsid="0024be40"/>
    </style:style>
    <style:style style:name="T9" style:family="text">
      <style:text-properties officeooo:rsid="0026fb5f"/>
    </style:style>
    <style:style style:name="T10" style:family="text">
      <style:text-properties officeooo:rsid="0027f68a"/>
    </style:style>
    <style:style style:name="T11" style:family="text">
      <style:text-properties officeooo:rsid="002b1e5b"/>
    </style:style>
    <style:style style:name="T12" style:family="text">
      <style:text-properties officeooo:rsid="002cd3c1"/>
    </style:style>
    <style:style style:name="T13" style:family="text">
      <style:text-properties officeooo:rsid="002e3ec2"/>
    </style:style>
    <style:style style:name="T14" style:family="text">
      <style:text-properties officeooo:rsid="0030e473"/>
    </style:style>
    <style:style style:name="T15" style:family="text">
      <style:text-properties fo:background-color="#ff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<text:span text:style-name="T1">R</text:span>ootBox</text:p>
      <text:p text:style-name="P4">Daniel Leitner, 5. 2016</text:p>
      <text:p text:style-name="P4"/>
      <text:p text:style-name="P1"/>
      <text:p text:style-name="P9">The fastest way to try C<text:span text:style-name="T6">R</text:span>oot<text:span text:style-name="T6">B</text:span>ox is to <text:span text:style-name="T8">read</text:span> the examples. Just <text:span text:style-name="T12">uncomment the</text:span> example <text:span text:style-name="T12">in the </text:span>main.<text:span text:style-name="T12">cpp </text:span>file to <text:s/><text:span text:style-name="T12">try,</text:span> compile and run <text:span text:style-name="T12">it</text:span>. </text:p>
      <text:p text:style-name="P9"/>
      <text:p text:style-name="P11">The code should compile with any c++11 compiler, e.g. for g++:</text:p>
      <text:p text:style-name="P18">g++ *.cpp -std=c++11</text:p>
      <text:p text:style-name="P19">./a.out</text:p>
      <text:p text:style-name="P10"/>
      <text:h text:style-name="P31" text:outline-level="1">Folders </text:h>
      <text:p text:style-name="P22">/<text:tab/><text:tab/><text:tab/><text:tab/><text:span text:style-name="T3">CRootBox </text:span>C++ codes<text:line-break/>/examples <text:tab/><text:tab/><text:tab/><text:span text:style-name="T2">Some e</text:span>xample<text:span text:style-name="T2">s how to use the CRootBox</text:span><text:line-break/>/modelparameter<text:tab/><text:tab/><text:span text:style-name="T2">Some root parameter, and a plant parameter files<text:line-break/>/scripts <text:tab/><text:tab/><text:tab/>Pyhthon scripts for visualization with Paraview, <text:line-break/><text:tab/><text:tab/><text:tab/><text:tab/>and Matlab scripts for parameter export<text:line-break/></text:span>/<text:span text:style-name="T11">results <text:tab/><text:tab/><text:tab/>Nice result images</text:span></text:p>
      <text:h text:style-name="P30" text:outline-level="1">Documentation</text:h>
      <text:p text:style-name="P1">Create the documentation <text:span text:style-name="T4">by</text:span> running <text:span text:style-name="T4">doxygen in the folder</text:span></text:p>
      <text:p text:style-name="P20">doxygen doxy_config</text:p>
      <text:p text:style-name="P1"/>
      <text:p text:style-name="P8">The documentation should then be located in the folder /doc</text:p>
      <text:p text:style-name="P5"/>
      <text:h text:style-name="P30" text:outline-level="1">C<text:span text:style-name="T5">R</text:span>ootBox</text:h>
      <text:p text:style-name="P3">A short summary of where to find what in the C++ code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RootSystem.h, RootSystem.cpp</text:p>
            <text:p text:style-name="P7">Root.h, Root.cpp</text:p>
            <text:p text:style-name="P7"/>
            <text:p text:style-name="P13">ModelParameter.h, ModelParameter.cpp</text:p>
            <text:p text:style-name="P13"/>
            <text:p text:style-name="P13"/>
            <text:p text:style-name="P15"><text:span text:style-name="T14">sdf</text:span>.h, <text:span text:style-name="T14">sdf</text:span>.cpp</text:p>
            <text:p text:style-name="P7"/>
            <text:p text:style-name="P16">tropism.h, tropism.cpp</text:p>
            <text:p text:style-name="P12"/>
            <text:p text:style-name="P16">growth.h</text:p>
            <text:p text:style-name="P12"/>
            <text:p text:style-name="P12">mymath.h</text:p>
          </table:table-cell>
          <table:table-cell table:style-name="Tabelle1.B1" office:value-type="string">
            <text:p text:style-name="P7">The class RootSystem describes the root system</text:p>
            <text:p text:style-name="P7">The class Root describes a single root (managed by <text:span text:style-name="T7">R</text:span>ootSystem)</text:p>
            <text:p text:style-name="P13">(1) RootParameter: describes a parameter set per root <text:span text:style-name="T7">t</text:span>ype</text:p>
            <text:p text:style-name="P13">(2) IndividualRootParameter: <text:span text:style-name="T7">parameters of a specific root</text:span></text:p>
            <text:p text:style-name="P14">(3) PlantParameter: describes plant position the basal and shotborne roots</text:p>
            <text:p text:style-name="P15">SignedDistanceFunction: <text:span text:style-name="T9">used to describe the geometry (e.g. PlantContainer is usefull specialisation)</text:span></text:p>
            <text:p text:style-name="P15">Tropi<text:span text:style-name="T10">s</text:span>m<text:span text:style-name="T10">Function: all tropism functions are derived from this base class (e.g. Gravitropism, Plagiotropism, ...)</text:span></text:p>
            <text:p text:style-name="P17">GrowthFunction: all growth functions are derived from this base class </text:p>
            <text:p text:style-name="P12">Exclusively whats needed for CRootBox</text:p>
          </table:table-cell>
        </table:table-row>
      </table:table>
      <text:p text:style-name="P6"><text:s/></text:p>
      <text:h text:style-name="P30" text:outline-level="1"><text:soft-page-break/>TODOs and BUGs </text:h>
      <text:p text:style-name="P23"/>
      <text:list xml:id="list3556627446971315254" text:style-name="L1">
        <text:list-item>
          <text:p text:style-name="P24">coupling to soil, concept and coupling to 3d table (tropism), <text:span text:style-name="T14">in progress</text:span></text:p>
        </text:list-item>
        <text:list-item>
          <text:p text:style-name="P25">Pyhton Binding!</text:p>
        </text:list-item>
        <text:list-item>
          <text:p text:style-name="P26">Destruktoren für sdf groups &amp;, Combined Tropism...</text:p>
        </text:list-item>
        <text:list-item>
          <text:p text:style-name="P27"><text:span text:style-name="T15">make sh</text:span>ared pointers everywhere instead of plain pointers</text:p>
        </text:list-item>
        <text:list-item>
          <text:p text:style-name="P28">Plant parameter <text:span text:style-name="T13">(done, <text:s/>minor todos)</text:span></text:p>
          <text:p text:style-name="P2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eitner</meta:initial-creator>
    <meta:creation-date>2016-05-03T10:17:06.949349063</meta:creation-date>
    <dc:date>2016-11-03T11:30:43.263529621</dc:date>
    <meta:editing-duration>PT1H1M49S</meta:editing-duration>
    <meta:editing-cycles>34</meta:editing-cycles>
    <meta:generator>LibreOffice/5.1.4.2$Linux_X86_64 LibreOffice_project/10m0$Build-2</meta:generator>
    <meta:document-statistic meta:table-count="1" meta:image-count="0" meta:object-count="0" meta:page-count="2" meta:paragraph-count="38" meta:word-count="257" meta:character-count="1750" meta:non-whitespace-character-count="1510"/>
  </office:meta>
</office:document-meta>
</file>